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section text:style-name="Sect1" text:name="Seção15">
                                      <text:section text:style-name="Sect1" text:name="Seção16">
                                        <text:section text:style-name="Sect1" text:name="Seção17">
                                          <text:section text:style-name="Sect1" text:name="Seção18">
                                            <text:section text:style-name="Sect1" text:name="Seção19">
                                              <text:section text:style-name="Sect1" text:name="Seção20">
                                                <text:h text:style-name="P3" text:outline-level="2"><text:bookmark text:name="livro"/>2 Pedro</text:h>
                                                <text:section text:style-name="Sect1" text:name="cap1">
                                                  <text:p text:style-name="P1">1 Simão Pedro, servo e apóstolo de Jesus Cristo, aos que conosco alcançaram fé igualmente preciosa na justiça do nosso Deus e Salvador Jesus Cristo:</text:p>
                                                  <text:p text:style-name="P1">2 Graça e paz vos sejam multiplicadas no pleno conhecimento de Deus e de Jesus nosso Senhor;</text:p>
                                                  <text:p text:style-name="P1">3 visto como o seu divino poder nos tem dado tudo o que diz respeito à vida e à piedade, pelo pleno conhecimento daquele que nos chamou por sua própria glória e virtude;</text:p>
                                                  <text:p text:style-name="P1">4 pelas quais ele nos tem dado as suas preciosas e grandíssimas promessas, para que por elas vos torneis participantes da natureza divina, havendo escapado da corrupção, que pela concupiscência há no mundo.</text:p>
                                                  <text:p text:style-name="P1">5 E por isso mesmo vós, empregando toda a diligência, acrescentai à vossa fé a virtude, e à virtude a ciência,</text:p>
                                                  <text:p text:style-name="P1">6 e à ciência o domínio próprio, e ao domínio próprio a perseverança, e à perseverança a piedade,</text:p>
                                                  <text:p text:style-name="P1">7 e à piedade a fraternidade, e à fraternidade o amor.</text:p>
                                                  <text:p text:style-name="P1">8 Porque, se em vós houver e abundarem estas coisas, elas não vos deixarão ociosos nem infrutíferos no pleno conhecimento de nosso Senhor Jesus Cristo.</text:p>
                                                  <text:p text:style-name="P1">9 Pois aquele em quem não há estas coisas é cego, vendo somente o que está perto, havendo-se esquecido da purificação dos seus antigos pecados.</text:p>
                                                  <text:p text:style-name="P1">10 Portanto, irmãos, procurai mais diligentemente fazer firme a vossa vocação e eleição; porque, fazendo isto, nunca jamais tropeçareis.</text:p>
                                                  <text:p text:style-name="P1">11 Porque assim vos será amplamente concedida a entrada no reino eterno do nosso Senhor e Salvador Jesus Cristo.</text:p>
                                                  <text:p text:style-name="P1">12 Pelo que estarei sempre pronto para vos lembrar estas coisas, ainda que as saibais, e estejais confirmados na verdade que já está convosco.</text:p>
                                                  <text:p text:style-name="P1">13 E tendo por justo, enquanto ainda estou neste tabernáculo, despertar-vos com admoestações,</text:p>
                                                  <text:p text:style-name="P1">14 sabendo que brevemente hei de deixar este meu tabernáculo, assim como nosso Senhor Jesus Cristo já mo revelou.</text:p>
                                                  <text:p text:style-name="P1">15 Mas procurarei diligentemente que também em toda ocasião depois da minha morte tenhais lembrança destas coisas.</text:p>
                                                  <text:p text:style-name="P1">16 Porque não seguimos fábulas engenhosas quando vos fizemos conhecer o poder e a vinda de nosso Senhor Jesus Cristo, pois nós fôramos testemunhas oculares da sua majestade.</text:p>
                                                  <text:p text:style-name="P1">17 Porquanto ele recebeu de Deus Pai honra e glória, quando pela Glória Magnífica lhe foi dirigida a seguinte voz: Este é o meu Filho amado, em quem me comprazo;</text:p>
                                                  <text:p text:style-name="P1">18 e essa voz, dirigida do céu, ouvimo-la nós mesmos, estando com ele no monte santo.</text:p>
                                                  <text:p text:style-name="P1">19 E temos ainda mais firme a palavra profética à qual bem fazeis em estar atentos, como a uma candeia que alumia em lugar escuro, até que o dia amanheça e a estrela da alva surja em vossos corações;</text:p>
                                                  <text:p text:style-name="P1">20 sabendo primeiramente isto: que nenhuma profecia da Escritura é de particular interpretação.</text:p>
                                                  <text:p text:style-name="P1">21 Porque a profecia nunca foi produzida por vontade dos homens, mas os homens da parte de Deus falaram movidos pelo Espírito Santo.</text:p>
                                                </text:section>
                                                <text:section text:style-name="Sect1" text:name="cap2">
                                                  <text:p text:style-name="P2">II PEDRO-[Capitulo 2]</text:p>
                                                  <text:p text:style-name="P1"><text:soft-page-break/>1 Mas houve também entre o povo falsos profetas, como entre vós haverá falsos mestres, os quais introduzirão encobertamente heresias destruidoras, negando até o Senhor que os resgatou, trazendo sobre si mesmos repentina destruição.</text:p>
                                                  <text:p text:style-name="P1">2 E muitos seguirão as suas dissoluções, e por causa deles será blasfemado o caminho da verdade;</text:p>
                                                  <text:p text:style-name="P1">3 também, movidos pela ganância, e com palavras fingidas, eles farão de vós negócio; a condenação dos quais já de largo tempo não tarda e a sua destruição não dormita.</text:p>
                                                  <text:p text:style-name="P1">4 Porque se Deus não poupou a anjos quando pecaram, mas lançou-os no inferno, e os entregou aos abismos da escuridão, reservando-os para o juízo;</text:p>
                                                  <text:p text:style-name="P1">5 se não poupou ao mundo antigo, embora preservasse a Noé, pregador da justiça, com mais sete pessoas, ao trazer o dilúvio sobre o mundo dos ímpios;</text:p>
                                                  <text:p text:style-name="P1">6 se, reduzindo a cinza as cidades de Sodoma e Gomorra, condenou-as à destruição, havendo-as posto para exemplo aos que vivessem impiamente;</text:p>
                                                  <text:p text:style-name="P1">7 e se livrou ao justo Ló, atribulado pela vida dissoluta daqueles perversos</text:p>
                                                  <text:p text:style-name="P1">8 (porque este justo, habitando entre eles, por ver e ouvir, afligia todos os dias a sua alma justa com as injustas obras deles);</text:p>
                                                  <text:p text:style-name="P1">9 também sabe o Senhor livrar da tentação os piedosos, e reservar para o dia do juízo os injustos, que já estão sendo castigados;</text:p>
                                                  <text:p text:style-name="P1">10 especialmente aqueles que, seguindo a carne, andam em imundas concupiscências, e desprezam toda autoridade. Atrevidos, arrogantes, não receiam blasfemar das dignidades,</text:p>
                                                  <text:p text:style-name="P1">11 enquanto que os anjos, embora maiores em força e poder, não pronunciam contra eles juízo blasfemo diante de Iavé.</text:p>
                                                  <text:p text:style-name="P1">12 Mas estes, como criaturas irracionais, por natureza feitas para serem presas e mortas, blasfemando do que não entendem, perecerão na sua corrupção,</text:p>
                                                  <text:p text:style-name="P1">13 recebendo a paga da sua injustiça; pois que tais homens têm prazer em deleites à luz do dia; nódoas são eles e máculas, deleitando-se em suas dissimulações, quando se banqueteiam convosco;</text:p>
                                                  <text:p text:style-name="P1">14 tendo os olhos cheios de adultério e insaciáveis no pecar; engodando as almas inconstantes, tendo um coração exercitado na ganância, filhos de maldição;</text:p>
                                                  <text:p text:style-name="P1">15 os quais, deixando o caminho direito, desviaram-se, tendo seguido o caminho de Balaão, filho de Beor, que amou o prêmio da injustiça,</text:p>
                                                  <text:p text:style-name="P1">16 mas que foi repreendido pela sua própria transgressão: um mudo jumento, falando com voz humana, impediu a loucura do profeta.</text:p>
                                                  <text:p text:style-name="P1">17 Estes são fontes sem água, névoas levadas por uma tempestade, para os quais está reservado o negrume das trevas.</text:p>
                                                  <text:p text:style-name="P1">18 Porque, falando palavras arrogantes de vaidade, nas concupiscências da carne engodam com dissoluções aqueles que mal estão escapando aos que vivem no erro;</text:p>
                                                  <text:p text:style-name="P1">19 prometendo-lhes liberdade, quando eles mesmos são escravos da corrupção; porque de quem um homem é vencido, do mesmo é feito escravo.</text:p>
                                                  <text:p text:style-name="P1">20 Porquanto se, depois de terem escapado das corrupções do mundo pelo pleno conhecimento do Senhor e Salvador Jesus Cristo, ficam de novo envolvidos nelas e vencidos, tornou-se-lhes o último estado pior que o primeiro.</text:p>
                                                  <text:p text:style-name="P1">21 Porque melhor lhes fora não terem conhecido o caminho da justiça, do que, conhecendo-o, desviarem-se do santo mandamento que lhes fora dado.</text:p>
                                                  <text:p text:style-name="P1"><text:soft-page-break/>22 Deste modo sobreveio-lhes o que diz este provérbio verdadeiro; Volta o cão ao seu vômito, e a porca lavada volta a revolver-se no lamaçal.</text:p>
                                                </text:section>
                                                <text:section text:style-name="Sect1" text:name="cap3">
                                                  <text:p text:style-name="P2">II PEDRO-[Capitulo 3]</text:p>
                                                  <text:p text:style-name="P1">1 Amados, já é esta a segunda carta que vos escrevo; em ambas as quais desperto com admoestações o vosso ânimo sincero;</text:p>
                                                  <text:p text:style-name="P1">2 para que vos lembreis das palavras que dantes foram ditas pelos santos profetas, e do mandamento do Senhor e Salvador, dado mediante os vossos apóstolos;</text:p>
                                                  <text:p text:style-name="P1">3 sabendo primeiro isto, que nos últimos dias virão escarnecedores com zombaria andando segundo as suas próprias concupiscências,</text:p>
                                                  <text:p text:style-name="P1">4 e dizendo: Onde está a promessa da sua vinda? porque desde que os pais dormiram, todas as coisas permanecem como desde o princípio da criação.</text:p>
                                                  <text:p text:style-name="P1">5 Pois eles de propósito ignoram isto, que pela palavra de Deus já desde a antiguidade existiram os céus e a terra, que foi tirada da água e no meio da água subsiste;</text:p>
                                                  <text:p text:style-name="P1">6 pelas quais coisas pereceu o mundo de então, afogado em água;</text:p>
                                                  <text:p text:style-name="P1">7 mas os céus e a terra de agora, pela mesma palavra, têm sido guardados para o fogo, sendo reservados para o dia do juízo e da perdição dos homens ímpios.</text:p>
                                                  <text:p text:style-name="P1">8 Mas vós, amados, não ignoreis uma coisa: que um dia para o Senhor é como mil anos, e mil anos como um dia.</text:p>
                                                  <text:p text:style-name="P1">9 O Senhor não retarda a sua promessa, ainda que alguns a têm por tardia; porém é longânimo para convosco, não querendo que ninguém se perca, senão que todos venham a arrepender-se.</text:p>
                                                  <text:p text:style-name="P1">10 Virá, pois, como ladrão o dia de Iavé, no qual os céus passarão com grande estrondo, e os elementos, ardendo, se dissolverão, e a terra, e as obras que nela há, serão descobertas.</text:p>
                                                  <text:p text:style-name="P1">11 Ora, uma vez que todas estas coisas hão de ser assim dissolvidas, que pessoas não deveis ser em santidade e piedade,</text:p>
                                                  <text:p text:style-name="P1">12 aguardando, e desejando ardentemente a vinda do dia de Deus, em que os céus, em fogo se dissolverão, e os elementos, ardendo, se fundirão?</text:p>
                                                  <text:p text:style-name="P1">13 Nós, porém, segundo a sua promessa, aguardamos novos céus e uma nova terra, nos quais habita a justiça.</text:p>
                                                  <text:p text:style-name="P1">14 Pelo que, amados, como estais aguardando estas coisas, procurai diligentemente que por ele sejais achados imaculados e irrepreensível em paz;</text:p>
                                                  <text:p text:style-name="P1">15 e tende por salvação a longanimidade de nosso Senhor; como também o nosso amado irmão Paulo vos escreveu, segundo a sabedoria que lhe foi dada;</text:p>
                                                  <text:p text:style-name="P1">16 como faz também em todas as suas epístolas, nelas falando acerca destas coisas, mas quais há pontos difíceis de entender, que os indoutos e inconstantes torcem, como o fazem também com as outras Escrituras, para sua própria perdição.</text:p>
                                                  <text:p text:style-name="P1">17 Vós, portanto, amados, sabendo isto de antemão, guardai-vos de que pelo engano dos homens perversos sejais juntamente arrebatados, e descaiais da vossa firmeza;</text:p>
                                                  <text:p text:style-name="P1">18 antes crescei na graça e no conhecimento de nosso Senhor e Salvador Jesus Cristo. A ele seja dada a glória, assim agora, como até o dia da eternidade.</text:p>
                                                </text:section>
                                              </text:section>
                                            </text:section>
                                          </text:section>
                                        </text:section>
                                      </text:section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8:01:04.276278549</dc:date>
    <meta:editing-duration>PT30M13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3" meta:paragraph-count="64" meta:word-count="1469" meta:character-count="8604" meta:non-whitespace-character-count="7199"/>
  </office:meta>
</office:document-meta>
</file>